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6.5pt" style:font-size-asian="16.5pt" style:font-size-complex="16.5pt"/>
    </style:style>
    <style:style style:name="P14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5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at May 4, 2019 <text:span text:style-name="T1">5.5 miles</text:span></text:p>
      <text:p text:style-name="P12"><text:span text:style-name="T1">On a staionary recumbent bike set at level 12: </text:span>I did a 500 calorie ride in 49:30. <text:s/>Final heart rate 117 bpm, Average heart rate about 108 bpm.</text:p>
      <text:p text:style-name="P10">Warm down: <text:span text:style-name="T2">½ mile jog and walk home uphill. </text:span></text:p>
      <text:p text:style-name="P11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9045592302202230393" text:style-name="L1">
        <text:list-item>
          <text:list>
            <text:list-header>
              <text:p text:style-name="P16">1.25 miles at various paces on roads, 1.5 miles on the track at about</text:p>
              <text:p text:style-name="P16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3">Mon July 29, 2019 <text:span text:style-name="T1">4.3 miles</text:span></text:p>
      <text:p text:style-name="P13">I ran with our running group on the Greendale Cemetery 510 meter loop.</text:p>
      <text:p text:style-name="P14">Warmup: <text:span text:style-name="T2">1.3 miles</text:span></text:p>
      <text:p text:style-name="P14">Run: <text:span text:style-name="T2">1 x 200m (54s mainly downhill) and jog 300m</text:span></text:p>
      <text:p text:style-name="P15">5 x 510m with about a 300m jog between the runs</text:p>
      <text:p text:style-name="P15">My times: 2:34, 2:34, 2:29, 2:30, 2:21</text:p>
      <text:p text:style-name="P14">Warm down:<text:span text:style-name="T2"> 510m jog</text:span></text:p>
      <text:p text:style-name="P15"/>
      <text:p text:style-name="P14"><text:span text:style-name="T2">Tues July 30, 2019 </text:span>no running</text:p>
      <text:p text:style-name="P15"/>
      <text:p text:style-name="P13">Wed July 31, 2019 <text:span text:style-name="T1">5 miles</text:span></text:p>
      <text:p text:style-name="P13">I ran with our running group on the Greendale Cemetery 510 meter loop.</text:p>
      <text:p text:style-name="P14">Warmup: <text:span text:style-name="T2">1 mile in 9:50, rest 2 minutes, 1 mile in 10:45, rest 7 minutes </text:span></text:p>
      <text:p text:style-name="P14">Run: <text:span text:style-name="T2">1 x 200m (54s mainly downhill) and jog 300m</text:span></text:p>
      <text:p text:style-name="P15">5 x 510m with about a 300m jog between the runs</text:p>
      <text:p text:style-name="P15">My times: 2:37, 2:29, 2:22, 2:24, 2:21</text:p>
      <text:p text:style-name="P14">Warm down:<text:span text:style-name="T2"> 510m jog</text:span></text:p>
      <text:p text:style-name="P15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7">In the last week: 25.3 miles</text:p>
      <text:p text:style-name="P17"/>
      <text:p text:style-name="P17"/>
      <text:p text:style-name="P17"/>
      <text:p text:style-name="P9"><text:soft-page-break/>Sat Aug 3, 2019 <text:span text:style-name="T1">5.8 miles</text:span></text:p>
      <text:p text:style-name="P9">I ran with our running group in Greendale Cemetery. <text:s/></text:p>
      <text:p text:style-name="P17">Warmup: <text:s/><text:span text:style-name="T2">1.3 miles</text:span></text:p>
      <text:p text:style-name="P17">Run:<text:span text:style-name="T2"> 3 x 1.5 miles: The 1.5 mile course went up, down, up and down on the cemetery main road. <text:s/>There was a total ascent of 176 feet over the 1.5 miles. <text:s/>We rested about 4 minutes after the first and second run.</text:span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03T11:51:14.36</dc:date>
    <dc:creator>James  Lombardi</dc:creator>
    <meta:editing-duration>PT9H24M51S</meta:editing-duration>
    <meta:editing-cycles>62</meta:editing-cycles>
    <meta:generator>OpenOffice/4.1.2$Win32 OpenOffice.org_project/412m3$Build-9782</meta:generator>
    <meta:document-statistic meta:table-count="0" meta:image-count="0" meta:object-count="0" meta:page-count="14" meta:paragraph-count="333" meta:word-count="3580" meta:character-count="17858"/>
  </office:meta>
</office:document-meta>
</file>